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36.09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59.25pt"/>
    </style:style>
    <style:style style:name="co5" style:family="table-column">
      <style:table-column-properties fo:break-before="auto" style:column-width="142.2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3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calcext:value-type="string">
            <text:p>CatCaterpillar – original</text:p>
          </table:table-cell>
          <table:table-cell table:number-columns-repeated="3"/>
          <table:table-cell table:style-name="ce1" office:value-type="string" calcext:value-type="string">
            <text:p>CatCaterpillar – scrubb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2"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exos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yant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yant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telligent Archive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Heart of Darkness – original </text:p>
          </table:table-cell>
          <table:table-cell table:number-columns-repeated="3"/>
          <table:table-cell table:style-name="ce1" office:value-type="string" calcext:value-type="string">
            <text:p>Heart of Darkness – scrubb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2"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38109" calcext:value-type="float">
            <text:p>38109</text:p>
          </table:table-cell>
          <table:table-cell office:value-type="float" office:value="8883" calcext:value-type="float">
            <text:p>8883</text:p>
          </table:table-cell>
          <table:table-cell/>
          <table:table-cell office:value-type="string" calcext:value-type="string">
            <text:p>Lexos</text:p>
          </table:table-cell>
          <table:table-cell office:value-type="float" office:value="37913" calcext:value-type="float">
            <text:p>37913</text:p>
          </table:table-cell>
          <table:table-cell office:value-type="float" office:value="6014" calcext:value-type="float">
            <text:p>6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yant</text:p>
          </table:table-cell>
          <table:table-cell office:value-type="float" office:value="38797" calcext:value-type="float">
            <text:p>38797</text:p>
          </table:table-cell>
          <table:table-cell office:value-type="float" office:value="5465" calcext:value-type="float">
            <text:p>5465</text:p>
          </table:table-cell>
          <table:table-cell/>
          <table:table-cell office:value-type="string" calcext:value-type="string">
            <text:p>Voyant</text:p>
          </table:table-cell>
          <table:table-cell office:value-type="float" office:value="37913" calcext:value-type="float">
            <text:p>37913</text:p>
          </table:table-cell>
          <table:table-cell office:value-type="float" office:value="6014" calcext:value-type="float">
            <text:p>6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38525" calcext:value-type="float">
            <text:p>38525</text:p>
          </table:table-cell>
          <table:table-cell office:value-type="float" office:value="5699" calcext:value-type="float">
            <text:p>5699</text:p>
          </table:table-cell>
          <table:table-cell/>
          <table:table-cell office:value-type="string" calcext:value-type="string">
            <text:p>Intelligent Archive</text:p>
          </table:table-cell>
          <table:table-cell office:value-type="float" office:value="37913" calcext:value-type="float">
            <text:p>37913</text:p>
          </table:table-cell>
          <table:table-cell office:value-type="float" office:value="6014" calcext:value-type="float">
            <text:p>601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ar and Peace – original </text:p>
          </table:table-cell>
          <table:table-cell table:number-columns-repeated="3"/>
          <table:table-cell table:style-name="ce1" office:value-type="string" calcext:value-type="string">
            <text:p>War and Peace – scrubb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2"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563157" calcext:value-type="float">
            <text:p>563157</text:p>
          </table:table-cell>
          <table:table-cell office:value-type="float" office:value="41602" calcext:value-type="float">
            <text:p>41602</text:p>
          </table:table-cell>
          <table:table-cell/>
          <table:table-cell office:value-type="string" calcext:value-type="string">
            <text:p>Lexos</text:p>
          </table:table-cell>
          <table:table-cell office:value-type="float" office:value="562544" calcext:value-type="float">
            <text:p>562544</text:p>
          </table:table-cell>
          <table:table-cell office:value-type="float" office:value="20166" calcext:value-type="float">
            <text:p>201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yant</text:p>
          </table:table-cell>
          <table:table-cell office:value-type="float" office:value="566822" calcext:value-type="float">
            <text:p>566822</text:p>
          </table:table-cell>
          <table:table-cell office:value-type="float" office:value="18074" calcext:value-type="float">
            <text:p>18074</text:p>
          </table:table-cell>
          <table:table-cell/>
          <table:table-cell office:value-type="string" calcext:value-type="string">
            <text:p>Voyant</text:p>
          </table:table-cell>
          <table:table-cell office:value-type="float" office:value="562544" calcext:value-type="float">
            <text:p>562544</text:p>
          </table:table-cell>
          <table:table-cell office:value-type="float" office:value="20166" calcext:value-type="float">
            <text:p>201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565267" calcext:value-type="float">
            <text:p>565267</text:p>
          </table:table-cell>
          <table:table-cell office:value-type="float" office:value="18811" calcext:value-type="float">
            <text:p>18811</text:p>
          </table:table-cell>
          <table:table-cell/>
          <table:table-cell office:value-type="string" calcext:value-type="string">
            <text:p>Intelligent Archive</text:p>
          </table:table-cell>
          <table:table-cell office:value-type="float" office:value="562544" calcext:value-type="float">
            <text:p>562544</text:p>
          </table:table-cell>
          <table:table-cell office:value-type="float" office:value="20166" calcext:value-type="float">
            <text:p>2016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reamCH1 – original</text:p>
          </table:table-cell>
          <table:table-cell table:number-columns-repeated="3"/>
          <table:table-cell table:style-name="ce1" office:value-type="string" calcext:value-type="string">
            <text:p>DreamCH1 – scrubb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2"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7134" calcext:value-type="float">
            <text:p>7134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string" calcext:value-type="string">
            <text:p>Lexos</text:p>
          </table:table-cell>
          <table:table-cell office:value-type="float" office:value="6604" calcext:value-type="float">
            <text:p>6604</text:p>
          </table:table-cell>
          <table:table-cell office:value-type="float" office:value="1324" calcext:value-type="float">
            <text:p>1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yant</text:p>
          </table:table-cell>
          <table:table-cell office:value-type="float" office:value="5885" calcext:value-type="float">
            <text:p>5885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Voyant</text:p>
          </table:table-cell>
          <table:table-cell office:value-type="float" office:value="5389" calcext:value-type="float">
            <text:p>5389</text:p>
          </table:table-cell>
          <table:table-cell office:value-type="float" office:value="1808" calcext:value-type="float">
            <text:p>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lligent Archive</text:p>
          </table:table-cell>
          <table:table-cell table:number-columns-repeated="3"/>
          <table:table-cell office:value-type="string" calcext:value-type="string">
            <text:p>Intelligent Archiv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og(beginning) – original</text:p>
          </table:table-cell>
          <table:table-cell table:number-columns-repeated="3"/>
          <table:table-cell table:style-name="ce1" office:value-type="string" calcext:value-type="string">
            <text:p>Fog(beginning) – scrubb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2"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Lexos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yant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Voyant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lligent Archive</text:p>
          </table:table-cell>
          <table:table-cell table:number-columns-repeated="3"/>
          <table:table-cell office:value-type="string" calcext:value-type="string">
            <text:p>Intelligent Archiv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netoTen – original</text:p>
          </table:table-cell>
          <table:table-cell table:number-columns-repeated="3"/>
          <table:table-cell table:style-name="ce1" office:value-type="string" calcext:value-type="string">
            <text:p>OnetoTen – scrubb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2"/>
          <table:table-cell office:value-type="string" calcext:value-type="string">
            <text:p>Total Number of Terms</text:p>
          </table:table-cell>
          <table:table-cell office:value-type="string" calcext:value-type="string">
            <text:p>Distinct number of ter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exos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yant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oyant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telligent Archive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11:22:38.751062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19:32.365415048</meta:creation-date>
    <dc:date>2019-06-05T11:57:42.773350377</dc:date>
    <meta:editing-duration>PT40M41S</meta:editing-duration>
    <meta:editing-cycles>4</meta:editing-cycles>
    <meta:generator>LibreOffice/6.2.4.2.0$Linux_X86_64 LibreOffice_project/b154c0ac6cf11bc010cb60509e6db2f74a9a9fa3</meta:generator>
    <meta:document-statistic meta:table-count="1" meta:cell-count="134" meta:object-count="0"/>
  </office:meta>
</office:document-meta>
</file>